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  <text:p text:style-name="Normal">Font Awesome <text:s/>Cdn</text:p>
      <text:p text:style-name="Normal"><text:a xlink:href="https://cdnjs.cloudflare.com/ajax/libs/font-awesome/6.5.2/css/all.min.css" office:target-frame-name="_top" xlink:show="replace"><text:span text:style-name="Hyperlink">https://cdnjs.cloudflare.com/ajax/libs/font-awesome/6.5.2/css/all.min.css</text:span></text:a></text:p>
      <text:p text:style-name="Normal"/>
      <text:p text:style-name="Normal">Laptop<text:s/>icon</text:p>
      <text:p text:style-name="Normal">&lt;i class="fa-solid fa-laptop"&gt;&lt;/i&gt;</text:p>
      <text:p text:style-name="Normal"/>
      <text:p text:style-name="Normal">Paste icon</text:p>
      <text:p text:style-name="Normal">&lt;i class="fa-regular fa-paste"&gt;&lt;/i&gt;</text:p>
      <text:p text:style-name="Normal"/>
      <text:p text:style-name="Normal">Windows</text:p>
      <text:p text:style-name="Normal">&lt;i class="fa-brands fa-windows"&gt;&lt;/i&gt;</text:p>
      <text:p text:style-name="Normal"/>
      <text:p text:style-name="Normal">Book</text:p>
      <text:p text:style-name="Normal">&lt;i class="fa-solid fa-book"&gt;&lt;/i&gt;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hzaminkhan765@gmail.com</meta:initial-creator>
    <dc:creator>mahzaminkhan765@gmail.com</dc:creator>
    <meta:creation-date>2024-07-15T20:50:00Z</meta:creation-date>
    <dc:date>2024-07-15T20:50:00Z</dc:date>
    <meta:template xlink:href="Normal.dotm" xlink:type="simple"/>
    <meta:editing-cycles>8</meta:editing-cycles>
    <meta:editing-duration>PT240S</meta:editing-duration>
    <meta:document-statistic meta:page-count="1" meta:paragraph-count="1" meta:word-count="54" meta:character-count="363" meta:row-count="2" meta:non-whitespace-character-count="310"/>
  </office:meta>
</office:document-meta>
</file>